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Standard">
      <style:paragraph-properties fo:text-align="end" style:justify-single-word="false"/>
      <style:text-properties officeooo:paragraph-rsid="00183273"/>
    </style:style>
    <style:style style:name="P5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6" style:family="paragraph" style:parent-style-name="Standard">
      <style:text-properties officeooo:rsid="003658a6" officeooo:paragraph-rsid="00183273"/>
    </style:style>
    <style:style style:name="P7" style:family="paragraph" style:parent-style-name="Standard">
      <style:text-properties officeooo:paragraph-rsid="00183273"/>
    </style:style>
    <style:style style:name="P8" style:family="paragraph" style:parent-style-name="Standard">
      <style:text-properties officeooo:paragraph-rsid="00201f12"/>
    </style:style>
    <style:style style:name="P9" style:family="paragraph" style:parent-style-name="Standard">
      <style:text-properties officeooo:paragraph-rsid="00211f3a"/>
    </style:style>
    <style:style style:name="P10" style:family="paragraph" style:parent-style-name="Standard">
      <style:text-properties officeooo:paragraph-rsid="0022368d"/>
    </style:style>
    <style:style style:name="P11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12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13" style:family="paragraph" style:parent-style-name="Text_20_body">
      <style:text-properties officeooo:paragraph-rsid="001f92eb"/>
    </style:style>
    <style:style style:name="P14" style:family="paragraph" style:parent-style-name="Text_20_body">
      <style:text-properties officeooo:paragraph-rsid="0027b3ee"/>
    </style:style>
    <style:style style:name="P15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16" style:family="paragraph" style:parent-style-name="Heading_20_1">
      <style:text-properties fo:font-weight="normal" officeooo:paragraph-rsid="00779a34" style:font-weight-asian="normal" style:font-weight-complex="normal"/>
    </style:style>
    <style:style style:name="P17" style:family="paragraph" style:parent-style-name="Heading_20_1">
      <style:text-properties fo:font-weight="normal" officeooo:paragraph-rsid="00183273" style:font-weight-asian="normal" style:font-weight-complex="normal"/>
    </style:style>
    <style:style style:name="P18" style:family="paragraph" style:parent-style-name="Heading_20_1">
      <style:text-properties officeooo:paragraph-rsid="00779a34"/>
    </style:style>
    <style:style style:name="P19" style:family="paragraph" style:parent-style-name="Heading_20_3">
      <style:text-properties officeooo:rsid="0050908a" officeooo:paragraph-rsid="00779a34"/>
    </style:style>
    <style:style style:name="P20" style:family="paragraph" style:parent-style-name="Heading_20_3">
      <style:text-properties officeooo:paragraph-rsid="00779a34"/>
    </style:style>
    <style:style style:name="P21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1d78bf" officeooo:paragraph-rsid="00779a34" style:font-weight-asian="normal" style:font-weight-complex="normal"/>
    </style:style>
    <style:style style:name="P26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27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28" style:family="paragraph" style:parent-style-name="Standard">
      <style:text-properties fo:font-weight="normal" officeooo:rsid="006f0cad" officeooo:paragraph-rsid="00874703" style:font-weight-asian="normal" style:font-weight-complex="normal"/>
    </style:style>
    <style:style style:name="P29" style:family="paragraph" style:parent-style-name="Standard">
      <style:text-properties fo:font-style="normal" fo:font-weight="normal" officeooo:paragraph-rsid="006605b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7a7f77" officeooo:paragraph-rsid="007a7f77" style:font-style-asian="normal" style:font-style-complex="normal"/>
    </style:style>
    <style:style style:name="P33" style:family="paragraph" style:parent-style-name="Standard">
      <style:text-properties fo:font-style="italic" officeooo:paragraph-rsid="007a7f77" style:font-style-asian="italic" style:font-style-complex="italic"/>
    </style:style>
    <style:style style:name="P34" style:family="paragraph" style:parent-style-name="Standard">
      <style:text-properties officeooo:paragraph-rsid="0020c343"/>
    </style:style>
    <style:style style:name="P35" style:family="paragraph" style:parent-style-name="Standard">
      <style:text-properties officeooo:paragraph-rsid="003d7264"/>
    </style:style>
    <style:style style:name="P36" style:family="paragraph" style:parent-style-name="Standard">
      <style:text-properties officeooo:paragraph-rsid="003f71e5"/>
    </style:style>
    <style:style style:name="P37" style:family="paragraph" style:parent-style-name="Standard">
      <style:text-properties officeooo:paragraph-rsid="00201f12"/>
    </style:style>
    <style:style style:name="P38" style:family="paragraph" style:parent-style-name="Standard">
      <style:text-properties officeooo:rsid="00411b47" officeooo:paragraph-rsid="00201f12"/>
    </style:style>
    <style:style style:name="P39" style:family="paragraph" style:parent-style-name="Standard">
      <style:text-properties officeooo:paragraph-rsid="00411b47"/>
    </style:style>
    <style:style style:name="P40" style:family="paragraph" style:parent-style-name="Standard">
      <style:text-properties officeooo:rsid="00371a86" officeooo:paragraph-rsid="0049c26f"/>
    </style:style>
    <style:style style:name="P41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42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43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44" style:family="paragraph" style:parent-style-name="Standard">
      <style:text-properties officeooo:paragraph-rsid="00211f3a"/>
    </style:style>
    <style:style style:name="P45" style:family="paragraph" style:parent-style-name="Standard">
      <style:text-properties officeooo:paragraph-rsid="004a67e4"/>
    </style:style>
    <style:style style:name="P46" style:family="paragraph" style:parent-style-name="Standard">
      <style:text-properties officeooo:paragraph-rsid="004c2d81"/>
    </style:style>
    <style:style style:name="P47" style:family="paragraph" style:parent-style-name="Standard">
      <style:text-properties officeooo:paragraph-rsid="004f7cdc"/>
    </style:style>
    <style:style style:name="P48" style:family="paragraph" style:parent-style-name="Standard">
      <style:text-properties officeooo:paragraph-rsid="00519ad4"/>
    </style:style>
    <style:style style:name="P49" style:family="paragraph" style:parent-style-name="Standard">
      <style:text-properties officeooo:paragraph-rsid="005b676c"/>
    </style:style>
    <style:style style:name="P50" style:family="paragraph" style:parent-style-name="Standard">
      <style:text-properties officeooo:paragraph-rsid="00629346"/>
    </style:style>
    <style:style style:name="P51" style:family="paragraph" style:parent-style-name="Standard">
      <style:text-properties officeooo:paragraph-rsid="006605be"/>
    </style:style>
    <style:style style:name="P52" style:family="paragraph" style:parent-style-name="Standard">
      <style:text-properties officeooo:paragraph-rsid="00183273"/>
    </style:style>
    <style:style style:name="P53" style:family="paragraph" style:parent-style-name="Standard">
      <style:text-properties officeooo:rsid="006dea34" officeooo:paragraph-rsid="006dea34"/>
    </style:style>
    <style:style style:name="P54" style:family="paragraph" style:parent-style-name="Standard">
      <style:text-properties officeooo:rsid="00268bbb" officeooo:paragraph-rsid="00779a34"/>
    </style:style>
    <style:style style:name="P55" style:family="paragraph" style:parent-style-name="Standard">
      <style:text-properties officeooo:rsid="0027b3ee" officeooo:paragraph-rsid="00779a34"/>
    </style:style>
    <style:style style:name="P56" style:family="paragraph" style:parent-style-name="Standard">
      <style:text-properties officeooo:paragraph-rsid="00779a34"/>
    </style:style>
    <style:style style:name="P57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58" style:family="paragraph" style:parent-style-name="Standard">
      <style:text-properties officeooo:rsid="015f1f54" officeooo:paragraph-rsid="00779a34"/>
    </style:style>
    <style:style style:name="P59" style:family="paragraph" style:parent-style-name="Standard">
      <style:text-properties officeooo:rsid="007a7f77" officeooo:paragraph-rsid="007a7f77"/>
    </style:style>
    <style:style style:name="P60" style:family="paragraph" style:parent-style-name="Standard">
      <style:text-properties officeooo:rsid="0036a0f8" officeooo:paragraph-rsid="00183273"/>
    </style:style>
    <style:style style:name="P61" style:family="paragraph" style:parent-style-name="Standard">
      <style:text-properties officeooo:paragraph-rsid="00859c8a"/>
    </style:style>
    <style:style style:name="P62" style:family="paragraph" style:parent-style-name="Standard">
      <style:text-properties officeooo:paragraph-rsid="00874703"/>
    </style:style>
    <style:style style:name="P63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64" style:family="paragraph" style:parent-style-name="Text_20_body">
      <style:text-properties officeooo:paragraph-rsid="0027b3ee"/>
    </style:style>
    <style:style style:name="P65" style:family="paragraph" style:parent-style-name="Text_20_body">
      <style:text-properties officeooo:paragraph-rsid="0049c26f"/>
    </style:style>
    <style:style style:name="P66" style:family="paragraph" style:parent-style-name="Text_20_body">
      <style:text-properties officeooo:paragraph-rsid="004a67e4"/>
    </style:style>
    <style:style style:name="P67" style:family="paragraph" style:parent-style-name="Text_20_body">
      <style:text-properties fo:font-weight="normal" officeooo:paragraph-rsid="004a67e4" style:font-weight-asian="normal" style:font-weight-complex="normal"/>
    </style:style>
    <style:style style:name="P68" style:family="paragraph" style:parent-style-name="Text_20_body">
      <style:text-properties officeooo:paragraph-rsid="00779a34"/>
    </style:style>
    <style:style style:name="P69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">
      <style:paragraph-properties fo:margin-top="0cm" fo:margin-bottom="0cm" loext:contextual-spacing="false"/>
      <style:text-properties officeooo:paragraph-rsid="001e797e"/>
    </style:style>
    <style:style style:name="P71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73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P74" style:family="paragraph" style:parent-style-name="Title">
      <style:text-properties officeooo:rsid="007bd089" officeooo:paragraph-rsid="007bd089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6605be" style:font-size-asian="11pt" style:font-size-complex="11pt"/>
    </style:style>
    <style:style style:name="T11" style:family="text">
      <style:text-properties fo:font-size="11pt" officeooo:rsid="0027b3ee" style:font-size-asian="11pt" style:font-size-complex="11pt"/>
    </style:style>
    <style:style style:name="T12" style:family="text">
      <style:text-properties fo:font-size="11pt" officeooo:rsid="014ef04f" style:font-size-asian="11pt" style:font-size-complex="11pt"/>
    </style:style>
    <style:style style:name="T13" style:family="text">
      <style:text-properties fo:font-size="11pt" officeooo:rsid="001d78bf" style:font-size-asian="11pt" style:font-size-complex="11pt"/>
    </style:style>
    <style:style style:name="T14" style:family="text">
      <style:text-properties fo:font-size="11pt" fo:font-style="normal" fo:font-weight="normal" officeooo:rsid="006605be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bold" officeooo:rsid="006605be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officeooo:rsid="003658a6"/>
    </style:style>
    <style:style style:name="T17" style:family="text">
      <style:text-properties officeooo:rsid="01541fc4"/>
    </style:style>
    <style:style style:name="T18" style:family="text">
      <style:text-properties officeooo:rsid="00c1aec5"/>
    </style:style>
    <style:style style:name="T19" style:family="text">
      <style:text-properties officeooo:rsid="015254c9"/>
    </style:style>
    <style:style style:name="T20" style:family="text">
      <style:text-properties officeooo:rsid="003a7e8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a0f8" style:font-weight-asian="normal" style:font-weight-complex="normal"/>
    </style:style>
    <style:style style:name="T23" style:family="text">
      <style:text-properties fo:font-weight="normal" officeooo:rsid="006f0cad" style:font-weight-asian="normal" style:font-weight-complex="normal"/>
    </style:style>
    <style:style style:name="T24" style:family="text">
      <style:text-properties fo:font-weight="normal" officeooo:rsid="0041810a" style:font-weight-asian="normal" style:font-weight-complex="normal"/>
    </style:style>
    <style:style style:name="T25" style:family="text">
      <style:text-properties fo:font-weight="normal" officeooo:rsid="0054b574" style:font-weight-asian="normal" style:font-weight-complex="normal"/>
    </style:style>
    <style:style style:name="T26" style:family="text">
      <style:text-properties fo:font-weight="normal" officeooo:rsid="003a7e82" style:font-weight-asian="normal" style:font-weight-complex="normal"/>
    </style:style>
    <style:style style:name="T27" style:family="text">
      <style:text-properties fo:font-weight="normal" officeooo:rsid="003658a6" style:font-weight-asian="normal" style:font-weight-complex="normal"/>
    </style:style>
    <style:style style:name="T28" style:family="text">
      <style:text-properties fo:font-weight="normal" officeooo:rsid="001f92eb" style:font-weight-asian="normal" style:font-weight-complex="normal"/>
    </style:style>
    <style:style style:name="T29" style:family="text">
      <style:text-properties fo:font-weight="normal" officeooo:rsid="001e797e" style:font-weight-asian="normal" style:font-weight-complex="normal"/>
    </style:style>
    <style:style style:name="T30" style:family="text">
      <style:text-properties fo:font-weight="normal" officeooo:rsid="00201f12" style:font-weight-asian="normal" style:font-weight-complex="normal"/>
    </style:style>
    <style:style style:name="T31" style:family="text">
      <style:text-properties fo:font-weight="normal" officeooo:rsid="00211f3a" style:font-weight-asian="normal" style:font-weight-complex="normal"/>
    </style:style>
    <style:style style:name="T32" style:family="text">
      <style:text-properties fo:font-weight="normal" officeooo:rsid="00268bbb" style:font-weight-asian="normal" style:font-weight-complex="normal"/>
    </style:style>
    <style:style style:name="T33" style:family="text">
      <style:text-properties fo:font-weight="normal" officeooo:rsid="0027b3ee" style:font-weight-asian="normal" style:font-weight-complex="normal"/>
    </style:style>
    <style:style style:name="T34" style:family="text">
      <style:text-properties fo:font-weight="normal" officeooo:rsid="006f1a23" style:font-weight-asian="normal" style:font-weight-complex="normal"/>
    </style:style>
    <style:style style:name="T35" style:family="text">
      <style:text-properties fo:font-weight="normal" officeooo:rsid="0030237d" style:font-weight-asian="normal" style:font-weight-complex="normal"/>
    </style:style>
    <style:style style:name="T36" style:family="text">
      <style:text-properties fo:font-weight="normal" officeooo:rsid="00360651" style:font-weight-asian="normal" style:font-weight-complex="normal"/>
    </style:style>
    <style:style style:name="T37" style:family="text">
      <style:text-properties fo:font-weight="normal" officeooo:rsid="00405141" style:font-weight-asian="normal" style:font-weight-complex="normal"/>
    </style:style>
    <style:style style:name="T38" style:family="text">
      <style:text-properties fo:font-weight="normal" officeooo:rsid="0049c26f" style:font-weight-asian="normal" style:font-weight-complex="normal"/>
    </style:style>
    <style:style style:name="T39" style:family="text">
      <style:text-properties fo:font-weight="normal" officeooo:rsid="0063e2d1" style:font-weight-asian="normal" style:font-weight-complex="normal"/>
    </style:style>
    <style:style style:name="T40" style:family="text">
      <style:text-properties fo:font-weight="normal" officeooo:rsid="0045d08f" style:font-weight-asian="normal" style:font-weight-complex="normal"/>
    </style:style>
    <style:style style:name="T41" style:family="text">
      <style:text-properties fo:font-weight="normal" officeooo:rsid="004a67e4" style:font-weight-asian="normal" style:font-weight-complex="normal"/>
    </style:style>
    <style:style style:name="T42" style:family="text">
      <style:text-properties fo:font-weight="normal" officeooo:rsid="00629346" style:font-weight-asian="normal" style:font-weight-complex="normal"/>
    </style:style>
    <style:style style:name="T43" style:family="text">
      <style:text-properties fo:font-weight="normal" officeooo:rsid="00640b53" style:font-weight-asian="normal" style:font-weight-complex="normal"/>
    </style:style>
    <style:style style:name="T44" style:family="text">
      <style:text-properties fo:font-weight="normal" officeooo:rsid="006adf0b" style:font-weight-asian="normal" style:font-weight-complex="normal"/>
    </style:style>
    <style:style style:name="T45" style:family="text">
      <style:text-properties fo:font-weight="normal" officeooo:rsid="0071cd74" style:font-weight-asian="normal" style:font-weight-complex="normal"/>
    </style:style>
    <style:style style:name="T46" style:family="text">
      <style:text-properties fo:font-weight="normal" officeooo:rsid="0071e38d" style:font-weight-asian="normal" style:font-weight-complex="normal"/>
    </style:style>
    <style:style style:name="T47" style:family="text">
      <style:text-properties fo:font-weight="normal" officeooo:rsid="0073530c" style:font-weight-asian="normal" style:font-weight-complex="normal"/>
    </style:style>
    <style:style style:name="T48" style:family="text">
      <style:text-properties fo:font-weight="normal" officeooo:rsid="00737f88" style:font-weight-asian="normal" style:font-weight-complex="normal"/>
    </style:style>
    <style:style style:name="T49" style:family="text">
      <style:text-properties fo:font-weight="normal" officeooo:rsid="007a7f77" style:font-weight-asian="normal" style:font-weight-complex="normal"/>
    </style:style>
    <style:style style:name="T50" style:family="text">
      <style:text-properties fo:font-weight="normal" officeooo:rsid="001d78bf" style:font-weight-asian="normal" style:font-weight-complex="normal"/>
    </style:style>
    <style:style style:name="T51" style:family="text">
      <style:text-properties fo:font-weight="normal" officeooo:rsid="007d6def" style:font-weight-asian="normal" style:font-weight-complex="normal"/>
    </style:style>
    <style:style style:name="T52" style:family="text">
      <style:text-properties fo:font-weight="normal" officeooo:rsid="00825f3c" style:font-weight-asian="normal" style:font-weight-complex="normal"/>
    </style:style>
    <style:style style:name="T53" style:family="text">
      <style:text-properties fo:font-weight="normal" officeooo:rsid="00832b76" style:font-weight-asian="normal" style:font-weight-complex="normal"/>
    </style:style>
    <style:style style:name="T54" style:family="text">
      <style:text-properties fo:font-weight="normal" officeooo:rsid="0083af50" style:font-weight-asian="normal" style:font-weight-complex="normal"/>
    </style:style>
    <style:style style:name="T55" style:family="text">
      <style:text-properties fo:font-weight="normal" officeooo:rsid="00859c8a" style:font-weight-asian="normal" style:font-weight-complex="normal"/>
    </style:style>
    <style:style style:name="T56" style:family="text">
      <style:text-properties officeooo:rsid="0036a0f8"/>
    </style:style>
    <style:style style:name="T57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36a0f8" style:font-weight-asian="bold" style:font-weight-complex="bold"/>
    </style:style>
    <style:style style:name="T65" style:family="text">
      <style:text-properties fo:font-weight="bold" officeooo:rsid="006f0cad" style:font-weight-asian="bold" style:font-weight-complex="bold"/>
    </style:style>
    <style:style style:name="T66" style:family="text">
      <style:text-properties fo:font-weight="bold" officeooo:rsid="0027b3ee" style:font-weight-asian="bold" style:font-weight-complex="bold"/>
    </style:style>
    <style:style style:name="T67" style:family="text">
      <style:text-properties fo:font-weight="bold" officeooo:rsid="00c9ff25" style:font-weight-asian="bold" style:font-weight-complex="bold"/>
    </style:style>
    <style:style style:name="T68" style:family="text">
      <style:text-properties fo:font-weight="bold" officeooo:rsid="00284f9a" style:font-weight-asian="bold" style:font-weight-complex="bold"/>
    </style:style>
    <style:style style:name="T69" style:family="text">
      <style:text-properties fo:font-weight="bold" officeooo:rsid="003f71e5" style:font-weight-asian="bold" style:font-weight-complex="bold"/>
    </style:style>
    <style:style style:name="T70" style:family="text">
      <style:text-properties fo:font-weight="bold" officeooo:rsid="00405141" style:font-weight-asian="bold" style:font-weight-complex="bold"/>
    </style:style>
    <style:style style:name="T71" style:family="text">
      <style:text-properties fo:font-weight="bold" officeooo:rsid="00201f12" style:font-weight-asian="bold" style:font-weight-complex="bold"/>
    </style:style>
    <style:style style:name="T72" style:family="text">
      <style:text-properties fo:font-weight="bold" officeooo:rsid="00211f3a" style:font-weight-asian="bold" style:font-weight-complex="bold"/>
    </style:style>
    <style:style style:name="T73" style:family="text">
      <style:text-properties fo:font-weight="bold" officeooo:rsid="00859c8a" style:font-weight-asian="bold" style:font-weight-complex="bold"/>
    </style:style>
    <style:style style:name="T74" style:family="text">
      <style:text-properties officeooo:rsid="0050908a"/>
    </style:style>
    <style:style style:name="T75" style:family="text">
      <style:text-properties officeooo:rsid="0052902e"/>
    </style:style>
    <style:style style:name="T76" style:family="text">
      <style:text-properties officeooo:rsid="0053f209"/>
    </style:style>
    <style:style style:name="T77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9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0" style:family="text">
      <style:text-properties officeooo:rsid="0113f178"/>
    </style:style>
    <style:style style:name="T81" style:family="text">
      <style:text-properties officeooo:rsid="0137335b"/>
    </style:style>
    <style:style style:name="T82" style:family="text">
      <style:text-properties officeooo:rsid="0119e810"/>
    </style:style>
    <style:style style:name="T83" style:family="text">
      <style:text-properties officeooo:rsid="0115c341"/>
    </style:style>
    <style:style style:name="T84" style:family="text">
      <style:text-properties officeooo:rsid="011a0972"/>
    </style:style>
    <style:style style:name="T85" style:family="text">
      <style:text-properties officeooo:rsid="0137e58f"/>
    </style:style>
    <style:style style:name="T86" style:family="text">
      <style:text-properties officeooo:rsid="013bd06a"/>
    </style:style>
    <style:style style:name="T87" style:family="text">
      <style:text-properties officeooo:rsid="0063e2d1"/>
    </style:style>
    <style:style style:name="T88" style:family="text">
      <style:text-properties officeooo:rsid="001850be"/>
    </style:style>
    <style:style style:name="T89" style:family="text">
      <style:text-properties officeooo:rsid="00c69eb7"/>
    </style:style>
    <style:style style:name="T90" style:family="text">
      <style:text-properties officeooo:rsid="001e797e"/>
    </style:style>
    <style:style style:name="T91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92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93" style:family="text">
      <style:text-properties officeooo:rsid="016127d7"/>
    </style:style>
    <style:style style:name="T94" style:family="text">
      <style:text-properties officeooo:rsid="00201f12"/>
    </style:style>
    <style:style style:name="T95" style:family="text">
      <style:text-properties officeooo:rsid="0020c343"/>
    </style:style>
    <style:style style:name="T96" style:family="text">
      <style:text-properties officeooo:rsid="00211f3a"/>
    </style:style>
    <style:style style:name="T97" style:family="text">
      <style:text-properties officeooo:rsid="0022368d"/>
    </style:style>
    <style:style style:name="T98" style:family="text">
      <style:text-properties officeooo:rsid="00268bbb"/>
    </style:style>
    <style:style style:name="T99" style:family="text">
      <style:text-properties officeooo:rsid="0027b3ee"/>
    </style:style>
    <style:style style:name="T100" style:family="text">
      <style:text-properties officeooo:rsid="00284f9a"/>
    </style:style>
    <style:style style:name="T101" style:family="text">
      <style:text-properties officeooo:rsid="0028bee7"/>
    </style:style>
    <style:style style:name="T102" style:family="text">
      <style:text-properties officeooo:rsid="003319ca"/>
    </style:style>
    <style:style style:name="T103" style:family="text">
      <style:text-properties officeooo:rsid="0034b3ac"/>
    </style:style>
    <style:style style:name="T104" style:family="text">
      <style:text-properties officeooo:rsid="003a930b"/>
    </style:style>
    <style:style style:name="T105" style:family="text">
      <style:text-properties officeooo:rsid="003d7264"/>
    </style:style>
    <style:style style:name="T106" style:family="text">
      <style:text-properties officeooo:rsid="003e90e3"/>
    </style:style>
    <style:style style:name="T107" style:family="text">
      <style:text-properties officeooo:rsid="00411b47"/>
    </style:style>
    <style:style style:name="T108" style:family="text">
      <style:text-properties officeooo:rsid="0041a708"/>
    </style:style>
    <style:style style:name="T109" style:family="text">
      <style:text-properties officeooo:rsid="00437c69"/>
    </style:style>
    <style:style style:name="T110" style:family="text">
      <style:text-properties fo:font-style="italic" officeooo:rsid="0036a0f8" style:font-style-asian="italic" style:font-style-complex="italic"/>
    </style:style>
    <style:style style:name="T111" style:family="text">
      <style:text-properties fo:font-style="italic" officeooo:rsid="007ad458" style:font-style-asian="italic" style:font-style-complex="italic"/>
    </style:style>
    <style:style style:name="T112" style:family="text">
      <style:text-properties fo:font-style="italic" officeooo:rsid="0027b3ee" style:font-style-asian="italic" style:font-style-complex="italic"/>
    </style:style>
    <style:style style:name="T113" style:family="text">
      <style:text-properties fo:font-style="italic" officeooo:rsid="0063e2d1" style:font-style-asian="italic" style:font-style-complex="italic"/>
    </style:style>
    <style:style style:name="T114" style:family="text">
      <style:text-properties fo:font-style="italic" officeooo:rsid="00c94804" style:font-style-asian="italic" style:font-style-complex="italic"/>
    </style:style>
    <style:style style:name="T115" style:family="text">
      <style:text-properties fo:font-style="italic" officeooo:rsid="00eb2302" style:font-style-asian="italic" style:font-style-complex="italic"/>
    </style:style>
    <style:style style:name="T116" style:family="text">
      <style:text-properties fo:font-style="italic" officeooo:rsid="00793689" style:font-style-asian="italic" style:font-style-complex="italic"/>
    </style:style>
    <style:style style:name="T117" style:family="text">
      <style:text-properties fo:font-style="italic" officeooo:rsid="00488e11" style:font-style-asian="italic" style:font-style-complex="italic"/>
    </style:style>
    <style:style style:name="T118" style:family="text">
      <style:text-properties fo:font-style="italic" officeooo:rsid="0050908a" style:font-style-asian="italic" style:font-style-complex="italic"/>
    </style:style>
    <style:style style:name="T119" style:family="text">
      <style:text-properties fo:font-style="italic" officeooo:rsid="0073530c" style:font-style-asian="italic" style:font-style-complex="italic"/>
    </style:style>
    <style:style style:name="T120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21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23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31" style:family="text">
      <style:text-properties officeooo:rsid="00477a1b"/>
    </style:style>
    <style:style style:name="T132" style:family="text">
      <style:text-properties officeooo:rsid="00488e11"/>
    </style:style>
    <style:style style:name="T133" style:family="text">
      <style:text-properties officeooo:rsid="0049c26f"/>
    </style:style>
    <style:style style:name="T134" style:family="text">
      <style:text-properties officeooo:rsid="00eb2302"/>
    </style:style>
    <style:style style:name="T135" style:family="text">
      <style:text-properties officeooo:rsid="00793689"/>
    </style:style>
    <style:style style:name="T136" style:family="text">
      <style:text-properties officeooo:rsid="004a67e4"/>
    </style:style>
    <style:style style:name="T137" style:family="text">
      <style:text-properties officeooo:rsid="0053e415"/>
    </style:style>
    <style:style style:name="T138" style:family="text">
      <style:text-properties officeooo:rsid="00371a86"/>
    </style:style>
    <style:style style:name="T139" style:family="text">
      <style:text-properties officeooo:rsid="0058d508"/>
    </style:style>
    <style:style style:name="T140" style:family="text">
      <style:text-properties officeooo:rsid="00599712"/>
    </style:style>
    <style:style style:name="T141" style:family="text">
      <style:text-properties officeooo:rsid="005d3f86"/>
    </style:style>
    <style:style style:name="T142" style:family="text">
      <style:text-properties officeooo:rsid="005ef220"/>
    </style:style>
    <style:style style:name="T143" style:family="text">
      <style:text-properties officeooo:rsid="006ccb60"/>
    </style:style>
    <style:style style:name="T144" style:family="text">
      <style:text-properties officeooo:rsid="007180ce"/>
    </style:style>
    <style:style style:name="T145" style:family="text">
      <style:text-properties officeooo:rsid="0073530c"/>
    </style:style>
    <style:style style:name="T146" style:family="text">
      <style:text-properties officeooo:rsid="00737f88"/>
    </style:style>
    <style:style style:name="T147" style:family="text">
      <style:text-properties officeooo:rsid="00748d2a"/>
    </style:style>
    <style:style style:name="T148" style:family="text">
      <style:text-properties officeooo:rsid="007a056e"/>
    </style:style>
    <style:style style:name="T149" style:family="text">
      <style:text-properties officeooo:rsid="007a7f77"/>
    </style:style>
    <style:style style:name="T150" style:family="text">
      <style:text-properties officeooo:rsid="007b9289"/>
    </style:style>
    <style:style style:name="T151" style:family="text">
      <style:text-properties officeooo:rsid="00825f3c"/>
    </style:style>
    <style:style style:name="T152" style:family="text">
      <style:text-properties officeooo:rsid="0083af50"/>
    </style:style>
    <style:style style:name="T153" style:family="text">
      <style:text-properties officeooo:rsid="00859c8a"/>
    </style:style>
    <style:style style:name="T154" style:family="text">
      <style:text-properties officeooo:rsid="00874703"/>
    </style:style>
    <style:style style:name="T155" style:family="text">
      <style:text-properties officeooo:rsid="008801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6">Dat</text:span><text:span text:style-name="T88">e</text:span><text:span text:style-name="T16">: </text:span><text:span text:style-name="T155">11</text:span><text:span text:style-name="T139">/11</text:span><text:span text:style-name="T16">-202</text:span><text:span text:style-name="T17">2</text:span></text:p>
      <text:p text:style-name="P4"><text:span text:style-name="T88">Author</text:span><text:span text:style-name="T16">: Kasper Holm</text:span></text:p>
      <text:p text:style-name="P5">Mail: <text:a xlink:type="simple" xlink:href="mailto:kasper_holm2@hotmail.com" text:style-name="Internet_20_link" text:visited-style-name="Visited_20_Internet_20_Link">kasper_holm2@hotmail.com</text:a></text:p>
      <text:p text:style-name="P6"/>
      <text:p text:style-name="P74">Find HPV Mutations</text:p>
      <text:h text:style-name="P1" text:outline-level="1">Info</text:h>
      <text:p text:style-name="P7"><text:span text:style-name="T21">Workflow to get from </text:span><text:span text:style-name="T52">fastq</text:span><text:span text:style-name="T21"> files to calling the HPV geno- and subtype, given references of possible types </text:span><text:span text:style-name="T50">with the VirStrain algorithm (https://github.com/liaoherui/VirStrain)</text:span><text:span text:style-name="T21">. The worfklow will also generate a </text:span><text:span text:style-name="T51">summary</text:span><text:span text:style-name="T21"> with nucleotide and amino acid </text:span><text:span text:style-name="T50">mutations</text:span><text:span text:style-name="T21">. </text:span></text:p>
      <text:h text:style-name="P2" text:outline-level="1">Usage</text:h>
      <text:list xml:id="list1806253608" text:style-name="L1">
        <text:list-item>
          <text:p text:style-name="P70"><text:span text:style-name="T90">Put all fastq files in the</text:span><text:span text:style-name="T16"> HPV_</text:span><text:span text:style-name="T19">subtyping</text:span><text:span text:style-name="T16">/</text:span><text:span text:style-name="T20">FASTQ </text:span><text:span text:style-name="T90">folder. They must have the ending .fastq in order to be used. </text:span><text:span text:style-name="T102">Subfolders will not be searched.</text:span></text:p>
        </text:list-item>
        <text:list-item>
          <text:p text:style-name="P71"><text:span text:style-name="T103">Open</text:span><text:span text:style-name="T90"> </text:span><text:span text:style-name="T28">Configurations</text:span><text:span text:style-name="T16">.</text:span><text:span text:style-name="T90">yaml, to set options for the run. Save the edited file when done. </text:span></text:p>
        </text:list-item>
        <text:list-item>
          <text:p text:style-name="P72"><text:span text:style-name="T102">Open </text:span><text:span text:style-name="T151">a</text:span><text:span text:style-name="T102"> terminal (ctrl+alt+t) and</text:span><text:span text:style-name="T90"> drag the </text:span><text:span text:style-name="T16">FindHPVMutations.</text:span><text:span text:style-name="T90">sh file into </text:span><text:span text:style-name="T102">it and press enter </text:span><text:span text:style-name="T104">to start the program.</text:span></text:p>
        </text:list-item>
        <text:list-item>
          <text:p text:style-name="P63"><text:span text:style-name="T42">The info given by the terminal while the program is running can be overwhelming. Instead </text:span><text:span text:style-name="T53">look in the txt file generated in </text:span><text:span text:style-name="T42">QC/Logs. </text:span><text:span text:style-name="T43">This file will continuosly be updated while the program is running. </text:span></text:p>
        </text:list-item>
      </text:list>
      <text:h text:style-name="P3" text:outline-level="1">Configurations</text:h>
      <text:p text:style-name="P12">Possible ways of using the program:</text:p>
      <text:list xml:id="list2537883893" text:style-name="L2">
        <text:list-item>
          <text:p text:style-name="P73">Use a coverage matrix with reads on different targets for different HPV genotypes to find HPV genotypes in the sample. Then use VirStrain to find subtype of the genotype.</text:p>
        </text:list-item>
        <text:list-item>
          <text:p text:style-name="P73">Let VirStrain find the genotype and then the subtype. This does not allow for finding multiple genotypes in one sample. </text:p>
        </text:list-item>
      </text:list>
      <text:p text:style-name="P15"/>
      <text:p text:style-name="P13"><text:span text:style-name="T28">In the Configurations</text:span><text:span text:style-name="T27">.</text:span><text:span text:style-name="T29">yaml </text:span><text:span text:style-name="T31">file</text:span><text:span text:style-name="T29">, </text:span><text:span text:style-name="T30">options can be set. In the following explanations brackets mark the possible </text:span><text:span text:style-name="T31">settings for each option</text:span><text:span text:style-name="T28">. </text:span></text:p>
      <text:p text:style-name="P7"><text:span text:style-name="T64">RunName</text:span><text:span text:style-name="T22">:</text:span><text:span text:style-name="T56"> </text:span><text:span text:style-name="T94">[string] Set a name for the run. Cannot contain ’æ’,’ø’,’å’.</text:span></text:p>
      <text:p text:style-name="P60"/>
      <text:p text:style-name="P7"><text:span text:style-name="T64">qualityFilt</text:span><text:span text:style-name="T56">: </text:span><text:span text:style-name="T94">[true/false] Use cutadapt for filtering the fastq files by quality and length.</text:span></text:p>
      <text:p text:style-name="P7"><text:span text:style-name="T64">QualTrim</text:span><text:span text:style-name="T56">: </text:span><text:span text:style-name="T94">[int] Filter away any reads that have Q score below this value </text:span><text:span text:style-name="T56"><text:s/></text:span></text:p>
      <text:p text:style-name="P8"><text:span text:style-name="T64">MinLen</text:span><text:span text:style-name="T56">: </text:span><text:span text:style-name="T94">[int] Filter away any reads that are shorter than this value </text:span><text:span text:style-name="T56"><text:s text:c="2"/></text:span></text:p>
      <text:p text:style-name="P8"><text:span text:style-name="T64">MaxLen</text:span><text:span text:style-name="T56">: </text:span><text:span text:style-name="T94">[int] Filter away any reads that are longer than this value </text:span><text:span text:style-name="T56"><text:s text:c="2"/></text:span></text:p>
      <text:p text:style-name="P38"/>
      <text:p text:style-name="P8"><text:span text:style-name="T63">CovMatrixGenoTyping</text:span>: <text:span text:style-name="T94">[true/false] <text:s/>Use a coverage matrix </text:span><text:span text:style-name="T149">from IonTorrent</text:span><text:span text:style-name="T94"> to get genotype. </text:span><text:span text:style-name="T148">The algorithm automatically finds how many different types there is in one fastq. </text:span><text:span text:style-name="T94">The matrix must be put in the FASTQ folder and called covMatrix.csv. It </text:span><text:span text:style-name="T149">must</text:span><text:span text:style-name="T94"> be in the form:</text:span></text:p>
      <text:p text:style-name="P59">Gene,barcode_id1,barcode_id2,barcode_idx</text:p>
      <text:p text:style-name="P59">Example:</text:p>
      <text:p text:style-name="P34"><draw:frame draw:style-name="fr1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text:soft-page-break/></text:p>
      <text:p text:style-name="P53">In addition a bed file with amplicon positions should be supplied. It cannot have a header and must be named amplPos.bed. <text:span text:style-name="T149">It must also be put in the FASTQ folder. </text:span>It should be in the form:</text:p>
      <text:p text:style-name="P33"><text:span text:style-name="T49">hpv_name<text:tab/>contig_srt<text:tab/>contig_end<text:tab/>amplicon_name<text:tab/>.<text:tab/>other_info</text:span></text:p>
      <text:p text:style-name="P32"><text:span text:style-name="T21">Example:</text:span></text:p>
      <text:p text:style-name="P39"><draw:frame draw:style-name="fr1" draw:name="Image1" text:anchor-type="char" svg:width="17cm" svg:height="1.238cm" draw:z-index="0"><draw:image xlink:href="Pictures/100002010000031C0000003A0B4643E2015234E5.png" xlink:type="simple" xlink:show="embed" xlink:actuate="onLoad" loext:mime-type="image/png"/></draw:frame><text:span text:style-name="T63">VirStrainGenoTyping</text:span>: <text:span text:style-name="T94">[true/false]</text:span> <text:span text:style-name="T95">Use VirStrain for geno</text:span><text:span text:style-name="T107">typing</text:span></text:p>
      <text:p text:style-name="P8"><text:span text:style-name="T63">VirStrainSubTyping</text:span>: <text:span text:style-name="T94">[true/false] </text:span><text:span text:style-name="T95">Use VirStrain for subtyping</text:span></text:p>
      <text:p text:style-name="P36"><text:span text:style-name="T69">VirS</text:span><text:span text:style-name="T63">GenoTypingTop</text:span>: <text:span text:style-name="T105">[integer] Set how many found types to </text:span><text:span text:style-name="T131">show</text:span><text:span text:style-name="T105"> with VirStrain. I.e. find top 3 best genotype matches. </text:span><text:span text:style-name="T131">Note that </text:span><text:span text:style-name="T144">if you increase this beyond 1, you force VirStrain to output the top x matches and there is no guarantee they are good matches. However, only the </text:span><text:span text:style-name="T131">best </text:span><text:span text:style-name="T144">match</text:span><text:span text:style-name="T131"> will be used for </text:span><text:span text:style-name="T144">annotation</text:span><text:span text:style-name="T131">. </text:span><text:span text:style-name="T147">If you use a coverage matrix to genotype, that algorithm will decide how many genotypes are found and this number is ignored. </text:span></text:p>
      <text:p text:style-name="P35"><text:span text:style-name="T69">VirS</text:span><text:span text:style-name="T63">SubTypingTop</text:span>: <text:span text:style-name="T105">[integer] Set how many found subtypes to output from the genotypes. I.e. find top 3 best matches. Not</text:span><text:span text:style-name="T106">e </text:span><text:span text:style-name="T105">that only the best match will be </text:span><text:span text:style-name="T108">aligned and annotated, </text:span><text:span text:style-name="T109">unless </text:span><text:span text:style-name="T120">combine</text:span><text:span text:style-name="T121">R</text:span><text:span text:style-name="T120">efs</text:span><text:span text:style-name="T109"> is true. </text:span><text:span text:style-name="T150">If this is the case, the fastq file will be aligned to a combined reference and the split into individual bams. However, only the best match will be used for annotation. </text:span></text:p>
      <text:p text:style-name="P8"><text:span text:style-name="T63">VirStrainMaindb</text:span>: <text:span text:style-name="T95">[string] Name of the Virstrain Genotype folder. This folder must be located in the References folder. </text:span><text:span text:style-name="T97">See VirStrain documentation for instructions in how to make it. </text:span></text:p>
      <text:p text:style-name="P10"><text:span text:style-name="T63">VirStrainSubFolders</text:span>: <text:span text:style-name="T95">[string] Name of the Virstrain Genotype folder. This folder must be located in the References folder. </text:span><text:span text:style-name="T97">See VirStrain documentation for instructions in how to make it. </text:span></text:p>
      <text:p text:style-name="P34"><text:span text:style-name="T36"/></text:p>
      <text:p text:style-name="P45"><text:span text:style-name="T65">indexReferences</text:span><text:span text:style-name="T23">: </text:span><text:span text:style-name="T30">[true/false] </text:span><text:span text:style-name="T23">If database includes new, </text:span><text:span text:style-name="T31">previously unused</text:span><text:span text:style-name="T23"> references, set to true </text:span><text:span text:style-name="T31">for indexing of the references. This is used by various algorithms in the pipeline, including BWA. </text:span></text:p>
      <text:p text:style-name="P51"><text:span text:style-name="T14">Note that</text:span><text:span text:style-name="T15"> </text:span><text:span text:style-name="T14">HPV types that are not named with HPV followed by a number (such as HPV-mSK008_MH777156_2) cannot be integrated into the pipeline yet.</text:span></text:p>
      <text:p text:style-name="P45"><text:span text:style-name="T70">sameRefForAll</text:span><text:span text:style-name="T23">: </text:span><text:span text:style-name="T30">[true/false]</text:span><text:span text:style-name="T23"> <text:s/>Use same reference(s) for all fastq for alignment and variant calling. </text:span></text:p>
      <text:p text:style-name="P45"><text:span text:style-name="T23">Disable genotyping or subtyping as necessary. </text:span><text:span text:style-name="T31">Use a defined reference for all samples</text:span><text:span text:style-name="T23">,</text:span><text:span text:style-name="T31"> instead of inferring by geno- or subtyping.</text:span><text:span text:style-name="T23"> </text:span><text:span text:style-name="T31">D</text:span><text:span text:style-name="T23">isable geno- or subtyping </text:span><text:span text:style-name="T31">options as</text:span><text:span text:style-name="T23"> necessary. </text:span><text:span text:style-name="T31">Set the reference in the </text:span><text:span text:style-name="T37">s</text:span><text:span text:style-name="T31">Ref option. </text:span><text:span text:style-name="T37">M</text:span><text:span text:style-name="T23">ultiple references should be seperated by tab.</text:span></text:p>
      <text:p text:style-name="P46"><text:span text:style-name="T70">s</text:span><text:span text:style-name="T65">Ref</text:span><text:span text:style-name="T23">: </text:span><text:span text:style-name="T31">[string] See the </text:span><text:span text:style-name="T37">sameRefForAll</text:span><text:span text:style-name="T23"> </text:span><text:span text:style-name="T31">option. </text:span></text:p>
      <text:p text:style-name="P46"><text:span text:style-name="T31"/></text:p>
      <text:p text:style-name="P62"><text:span text:style-name="T72">D</text:span><text:span text:style-name="T73">ebugMode</text:span><text:span text:style-name="T55">:</text:span><text:span text:style-name="T73"> </text:span><text:span text:style-name="T30">[true/false] </text:span><text:span text:style-name="T55">do not remove intermediate files used by the pipeline if turned on.</text:span></text:p>
      <text:p text:style-name="P28"><text:span text:style-name="T71">startPreviousRun</text:span><text:span text:style-name="T94">: [true/false] This </text:span><text:span text:style-name="T136">allows </text:span><text:span text:style-name="T94">continuing halted runs.</text:span><text:span text:style-name="T136"> Can for example be used to skip steps such as quality filtering and genotyping, if the run crashed at a later step. </text:span><text:span text:style-name="T152">However, DebugMode must have been turned on in the previous run, else it cannot be found. </text:span><text:span text:style-name="T136">Remember to disable modules that should not run again. </text:span></text:p>
      <text:p text:style-name="P62"><text:span text:style-name="T65">CombineRefs</text:span><text:span text:style-name="T23">: </text:span><text:span text:style-name="T30">[true/false] </text:span><text:span text:style-name="T45">(recommended) If there is multiple HPV types found, this will combine a FASTA reference of all </text:span><text:span text:style-name="T46">the </text:span><text:span text:style-name="T45">types </text:span><text:span text:style-name="T46">for alignment and later split the alignment i</text:span><text:span text:style-name="T45">nto individual types.</text:span><text:span text:style-name="T36"> </text:span></text:p>
      <text:p text:style-name="P62"><text:span text:style-name="T65">AlignAndVarCall</text:span><text:span text:style-name="T23">: </text:span><text:span text:style-name="T30">[true/false] </text:span><text:span text:style-name="T36">Aligns, call variants and filters variants with BWA MEM and GATK </text:span></text:p>
      <text:p text:style-name="P62"><text:span text:style-name="T65">AnnotateVariants</text:span><text:span text:style-name="T23">: </text:span><text:span text:style-name="T30">[true/false] </text:span><text:span text:style-name="T36">Annotates variants with amino acid changes. Also creates correct E4 splice amino acid change detection. Note that if a variant is a deletion &gt;1 bp and starts out of an E4 exon it will not be seen as an E4 splice variant. </text:span></text:p>
      <text:p text:style-name="P62"><text:span text:style-name="T65">Summarize</text:span><text:span text:style-name="T23">: </text:span><text:span text:style-name="T30">[true/false] </text:span><text:span text:style-name="T36">Summarize mutation results from full run. Also includes no-calls (number of times a variant was not found because of no coverage).</text:span></text:p>
      <text:p text:style-name="P61"><text:span text:style-name="T41"/></text:p>
      <text:h text:style-name="P1" text:outline-level="1"><text:soft-page-break/>Result<text:span text:style-name="T99">s</text:span></text:h>
      <text:p text:style-name="P14"><text:span text:style-name="T67">B</text:span><text:span text:style-name="T66">AM</text:span><text:span text:style-name="T67"> </text:span><text:span text:style-name="T66">and VCF </text:span><text:span text:style-name="T68">F</text:span><text:span text:style-name="T66">iles</text:span></text:p>
      <text:p text:style-name="P14"><text:span text:style-name="T99">BAM and VCF files are in</text:span><text:span text:style-name="T56"> </text:span><text:span text:style-name="T110">Results/&lt;</text:span><text:span text:style-name="T111">Run</text:span><text:span text:style-name="T110">Name&gt;/&lt;fastq na</text:span><text:span text:style-name="T112">me</text:span><text:span text:style-name="T110">&gt;/&lt;reference&gt;/</text:span><text:span text:style-name="T119">ResultFiles</text:span><text:span text:style-name="T56"><text:line-break/></text:span><text:span text:style-name="T99">BAM files with the endi</text:span><text:span text:style-name="T33">ng</text:span><text:span text:style-name="T22"> ".sort.readGroupFix.bam" </text:span><text:span text:style-name="T48">have been indexed so they are ready to be</text:span><text:span text:style-name="T99"> show</text:span><text:span text:style-name="T146">n</text:span><text:span text:style-name="T99"> in IGV. </text:span><text:span text:style-name="T146">These are used for variant calling. </text:span><text:span text:style-name="T99"><text:line-break/>VCF files </text:span><text:span text:style-name="T145">ending with ”_filt</text:span><text:span text:style-name="T22">.vcf" </text:span><text:span text:style-name="T47">are sorted, have fixed readgroup and </text:span><text:span text:style-name="T33">ha</text:span><text:span text:style-name="T99">ve had variants filtered but not removed, so it is possible to see why they were removed in IGV. </text:span><text:span text:style-name="T133">This file is </text:span><text:span text:style-name="T145">used for annotation of variants. </text:span><text:span text:style-name="T99"><text:line-break/>VCF files with the en</text:span><text:span text:style-name="T33">ding</text:span><text:span text:style-name="T56"> ".sort.dup.readGroupFix_filtered_FiltEx_headerfix.vcf" </text:span><text:span text:style-name="T99">have had the filtered variants completely removed from the file </text:span><text:span text:style-name="T146">and are used for counting mismatches. </text:span></text:p>
      <text:p text:style-name="P65"><text:span text:style-name="T66">Summary of </text:span><text:span text:style-name="T68">V</text:span><text:span text:style-name="T67">ariant</text:span><text:span text:style-name="T66">s</text:span></text:p>
      <text:p text:style-name="P67"><text:span text:style-name="T99">Results will be in</text:span><text:span text:style-name="T134"> </text:span><text:span text:style-name="T115">Results/&lt;</text:span><text:span text:style-name="T116">Run</text:span><text:span text:style-name="T110">Name</text:span><text:span text:style-name="T115">&gt;<text:line-break/></text:span><text:span text:style-name="T113">AnnotationSummary_</text:span><text:span text:style-name="T110">&lt;</text:span><text:span text:style-name="T111">Run</text:span><text:span text:style-name="T110">Name&gt;_&lt;time&gt;_&lt;date&gt;.txt </text:span><text:span text:style-name="T99">contains summarised statistics of all found variants.<text:line-break/></text:span><text:span text:style-name="T113">AnnotationIndividualFiles_</text:span><text:span text:style-name="T114">&lt;</text:span><text:span text:style-name="T111">Run</text:span><text:span text:style-name="T110">Name&gt;_&lt;time&gt;_&lt;date&gt;.</text:span><text:span text:style-name="T113">txt</text:span><text:span text:style-name="T87"> </text:span><text:span text:style-name="T99">contains </text:span><text:span text:style-name="T87">info </text:span><text:span text:style-name="T99">on which variants are in each fastq file.<text:line-break/>In addition, there is a folder for each fastq file in the </text:span><text:span text:style-name="T134">Results/&lt;</text:span><text:span text:style-name="T135">Run</text:span><text:span text:style-name="T56">Name</text:span><text:span text:style-name="T134">&gt; </text:span><text:span text:style-name="T99">folder </text:span><text:span text:style-name="T133">containing BAM and VCF files.</text:span></text:p>
      <text:p text:style-name="P66"><text:span text:style-name="T35">A</text:span><text:span text:style-name="T22"> </text:span><text:span text:style-name="T35">summary of number of variants found in a fastq file can be found in</text:span><text:span text:style-name="T22"> </text:span><text:span text:style-name="T122">Results/&lt;</text:span><text:span text:style-name="T123">Run</text:span><text:span text:style-name="T122">Name&gt;/&lt;fastq </text:span><text:span text:style-name="T125">name</text:span><text:span text:style-name="T122">&gt;/MismatchCounts_filt_&lt;fastq </text:span><text:span text:style-name="T125">name</text:span><text:span text:style-name="T122">&gt;</text:span><text:span text:style-name="T22">, </text:span><text:span text:style-name="T35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8">d</text:span><text:span text:style-name="T35"> and there therefore is no mismatches</text:span><text:span text:style-name="T34">. </text:span><text:span text:style-name="T38">Look at the NoCounts in the </text:span><text:span text:style-name="T122">Results/&lt;</text:span><text:span text:style-name="T123">Run</text:span><text:span text:style-name="T122">Name&gt;/</text:span><text:span text:style-name="T124">ForNoCallScript_&lt;RunName&gt;_Nuc_change_coords.txt </text:span><text:span text:style-name="T38">file to see if this is the case. </text:span></text:p>
      <text:p text:style-name="P65"><text:span text:style-name="T34">Mismatchcounts may seem lower than what is shown in the </text:span><text:span text:style-name="T39">AnnotationIndividualFiles. </text:span><text:span text:style-name="T34">Note that this is because Mismatchcounts only include positions, while the <text:s/></text:span><text:span text:style-name="T39">AnnotationIndividualFiles </text:span><text:span text:style-name="T34">includes each gene touched by the mismatch. Multiple genes can span one mismatch and therefore the count may </text:span><text:span text:style-name="T40">seem lower in the Mismatchcounts file. </text:span></text:p>
      <text:p text:style-name="P11">Subtyp<text:span text:style-name="T99">ing </text:span><text:span text:style-name="T100">R</text:span>esult<text:span text:style-name="T99">s</text:span></text:p>
      <text:p text:style-name="P49"><text:span text:style-name="T122">Results/&lt;</text:span><text:span text:style-name="T123">Run</text:span><text:span text:style-name="T122">Name&gt;/TypeCallSummary_T</text:span><text:span text:style-name="T124">&lt;n&gt;</text:span><text:span text:style-name="T122">.txt</text:span><text:span text:style-name="T138"> contains detailed information about the </text:span><text:span text:style-name="T133">different levels of geno-/sub</text:span><text:span text:style-name="T138">typing. </text:span><text:span text:style-name="T122">T</text:span><text:span text:style-name="T129">1</text:span><text:span text:style-name="T137"> is for genotyping and </text:span><text:span text:style-name="T122">T</text:span><text:span text:style-name="T129">2</text:span><text:span text:style-name="T122"> </text:span><text:span text:style-name="T137">is for subtyping. </text:span><text:span text:style-name="T140">In the T2 file, the T1 call is also shown to the left. </text:span><text:span text:style-name="T137"><text:s/></text:span><text:span text:style-name="T140">If multiple types are found, they are ordered by most likely from the left. </text:span><text:span text:style-name="T141">The strains ID is followed by the map_score </text:span><text:span text:style-name="T142">(rounded to 5 decimals)</text:span><text:span text:style-name="T141"> and the number of sites matched out of number of sites looked in the VirStrain subtyping.</text:span></text:p>
      <text:p text:style-name="P47"><text:span text:style-name="T122">Results/&lt;</text:span><text:span text:style-name="T123">Run</text:span><text:span text:style-name="T122">Name&gt;/</text:span><text:span text:style-name="T128">Not_Genotyped.txt </text:span><text:span text:style-name="T57">may appear if some fastq were not genotyped. It may be useful to look at the BAM files and QC/Flagstats for the respective fastq files to </text:span><text:span text:style-name="T58">investigate why</text:span><text:span text:style-name="T57">. </text:span></text:p>
      <text:p text:style-name="P48"><text:span text:style-name="T57">I</text:span><text:span text:style-name="T62">n addition,</text:span><text:span text:style-name="T59"> detailed information about subtyping </text:span><text:span text:style-name="T62">can be found for each fastq under </text:span><text:span text:style-name="T126">Results/&lt;</text:span><text:span text:style-name="T127">Run</text:span><text:span text:style-name="T122">Name</text:span><text:span text:style-name="T126">&gt;/</text:span><text:span text:style-name="T130">&lt;fastq&gt;/TypeCalls. </text:span><text:span text:style-name="T60">Here the files are numbered with a T and an R followed by a number. The T indicates which typecall is it (1 for genotype, 2 for subtype, etc.) and the R indicates which rank the subtype is, I.e </text:span><text:span text:style-name="T61">the order of</text:span><text:span text:style-name="T60"> possib</text:span><text:span text:style-name="T61">ility to</text:span><text:span text:style-name="T60"> contain this type. </text:span></text:p>
      <text:p text:style-name="P40"/>
      <text:p text:style-name="P42">Integration detection</text:p>
      <text:p text:style-name="P26"><text:soft-page-break/>If a coverage matrix is supplied and CovMatrixGenoTyping is enabled, a file called PossibleIntegrations.txt will be created in the <text:span text:style-name="T115">Results/&lt;</text:span><text:span text:style-name="T116">Run</text:span><text:span text:style-name="T110">Name</text:span><text:span text:style-name="T115">&gt;</text:span> folder. This file contains what seems like deletions in the covered loci of the amplicons <text:span text:style-name="T154">and can be used to determine if the HPV have been integrated into the human genome. </text:span></text:p>
      <text:p text:style-name="P41"/>
      <text:p text:style-name="P50"><text:span text:style-name="T44"/></text:p>
      <text:p text:style-name="P29"><text:span text:style-name="T10"/></text:p>
      <text:h text:style-name="P16" text:outline-level="1">Advanced options</text:h>
      <text:h text:style-name="P20" text:outline-level="3">Alignment <text:span text:style-name="T101">O</text:span><text:span text:style-name="T78">ptions</text:span></text:h>
      <text:p text:style-name="P68"><text:span text:style-name="T98">Set in </text:span><text:span text:style-name="T117">Scripts/Bash/</text:span><text:span text:style-name="T118">Align</text:span><text:span text:style-name="T117">ment</text:span><text:span text:style-name="T118">.sh</text:span><text:span text:style-name="T74"> </text:span><text:span text:style-name="T98">script</text:span></text:p>
      <text:h text:style-name="P20" text:outline-level="3"><text:span text:style-name="T74">Variant </text:span><text:span text:style-name="T101">C</text:span><text:span text:style-name="T74">alling </text:span><text:span text:style-name="T101">O</text:span><text:span text:style-name="T79">ptions</text:span></text:h>
      <text:p text:style-name="P68"><text:span text:style-name="T98">Set in </text:span><text:span text:style-name="T117">Scripts/Bash/</text:span><text:span text:style-name="T118">VariantCall.sh</text:span><text:span text:style-name="T74"> </text:span><text:span text:style-name="T98">script</text:span></text:p>
      <text:h text:style-name="P19" text:outline-level="3"><text:span text:style-name="T76">Variant </text:span><text:span text:style-name="T100">F</text:span>iltrering</text:h>
      <text:p text:style-name="P68"><text:span text:style-name="T98">Set in the </text:span><text:span text:style-name="T75">GATK VariantFiltration </text:span><text:span text:style-name="T74">paramet</text:span><text:span text:style-name="T98">ers</text:span><text:span text:style-name="T74"> </text:span><text:span text:style-name="T133">of the </text:span><text:span text:style-name="T132">Scripts/Bash/</text:span><text:span text:style-name="T74">VariantCall.</text:span><text:span text:style-name="T133">sh script</text:span></text:p>
      <text:h text:style-name="P20" text:outline-level="3"><text:span text:style-name="T78">New </text:span><text:span text:style-name="T79">S</text:span><text:span text:style-name="T78">ubtypes with</text:span> VirStrain</text:h>
      <text:p text:style-name="P54"><text:span text:style-name="T25">I</text:span><text:span text:style-name="T21">ndividual references must be put in the </text:span><text:span text:style-name="T26">References </text:span><text:span text:style-name="T21">folder.</text:span></text:p>
      <text:p text:style-name="P56"><text:span text:style-name="T24">N</text:span><text:span text:style-name="T32">ew multiple sequence alignments (MSAs) must be done with the new subtypes followed by a generation of a VirStrain database. See the </text:span><text:span text:style-name="T24">MAFFT&amp;VirStrain.sh </text:span><text:span text:style-name="T32">script and/or VirsStrain documentation. </text:span></text:p>
      <text:p text:style-name="P56"><text:span text:style-name="T26">T</text:span><text:span text:style-name="T32">here must also be a corresponding gff3 file in the </text:span><text:span text:style-name="T27">/</text:span><text:span text:style-name="T26">References/GFFfiles </text:span><text:span text:style-name="T32">folder.</text:span></text:p>
      <text:p text:style-name="P56"><text:span text:style-name="T32">Remeber to set the setting</text:span><text:span text:style-name="T26"> indexReferences: true </text:span><text:span text:style-name="T32">the first time it is used. </text:span></text:p>
      <text:p text:style-name="P27"/>
      <text:h text:style-name="P20" text:outline-level="3"><text:span text:style-name="T78">New</text:span> <text:span text:style-name="T77">E4 </text:span><text:span text:style-name="T79">S</text:span><text:span text:style-name="T77">plice </text:span><text:span text:style-name="T79">G</text:span><text:span text:style-name="T77">en</text:span><text:span text:style-name="T78">e</text:span><text:span text:style-name="T77"> </text:span><text:span text:style-name="T79">C</text:span><text:span text:style-name="T77">oordinat</text:span><text:span text:style-name="T78">e</text:span><text:span text:style-name="T77"> </text:span><text:span text:style-name="T79">F</text:span><text:span text:style-name="T77">ix</text:span><text:span text:style-name="T78">es</text:span></text:h>
      <text:p text:style-name="P56"><text:span text:style-name="T98">See the files in the folder Misc</text:span><text:span text:style-name="T80"><text:line-break/>GFF</text:span><text:span text:style-name="T98">FOLDER</text:span><text:span text:style-name="T81">template</text:span><text:span text:style-name="T80">.gff3 </text:span></text:p>
      <text:p text:style-name="P56"><text:span text:style-name="T80">E4FIXCOORD</text:span><text:span text:style-name="T99">SFOLDER</text:span><text:span text:style-name="T80">template.gff3</text:span></text:p>
      <text:p text:style-name="P56"><text:span text:style-name="T98">The files show how </text:span><text:span text:style-name="T80">gff3 file</text:span><text:span text:style-name="T98">s</text:span><text:span text:style-name="T80"> </text:span><text:span text:style-name="T98">must be set up and the names indicate which folder they belong to</text:span></text:p>
      <text:p text:style-name="P56"><text:span text:style-name="T98">The ID</text:span><text:span text:style-name="T83"> E4_splice i</text:span><text:span text:style-name="T98">n the</text:span><text:span text:style-name="T83"> </text:span><text:span text:style-name="T82">mRNA </text:span><text:span text:style-name="T84">lin</text:span><text:span text:style-name="T98">e</text:span><text:span text:style-name="T84"> </text:span><text:span text:style-name="T82">i</text:span><text:span text:style-name="T98">n </text:span><text:span text:style-name="T99">the</text:span><text:span text:style-name="T83"> </text:span><text:span text:style-name="T80">GFF</text:span><text:span text:style-name="T98">FOLDER</text:span><text:span text:style-name="T80"> </text:span><text:span text:style-name="T83">file </text:span><text:span text:style-name="T99">refers the pipeline to look for the adjusted file in the </text:span><text:span text:style-name="T80">E4FIXCOORD</text:span><text:span text:style-name="T99">SFOLDER</text:span><text:span text:style-name="T80">.</text:span><text:span text:style-name="T83"> </text:span><text:span text:style-name="T80"><text:line-break/></text:span><text:span text:style-name="T99">Remember mRNA and CDS lines in the</text:span><text:span text:style-name="T80"> _E4FIXCOORDS</text:span><text:span text:style-name="T99">FOLDER</text:span><text:span text:style-name="T80"> fil</text:span><text:span text:style-name="T99">e must have 2 different names (ex. end with 1 and 2)</text:span></text:p>
      <text:p text:style-name="P56"><text:span text:style-name="T85">CDS phase </text:span><text:span text:style-name="T86">for CDS n</text:span><text:span text:style-name="T99">umber</text:span><text:span text:style-name="T86"> 2 </text:span><text:span text:style-name="T99">must be adjusted:</text:span></text:p>
      <text:p text:style-name="P55">The length of the first exon divided with 3 in whole numbers:</text:p>
      <text:p text:style-name="P55">If the remainder is 1, phase must be 2</text:p>
      <text:p text:style-name="P55">If the remainder is 2, phase must be 1</text:p>
      <text:p text:style-name="P55">If the remainder is 0, phase must be 0</text:p>
      <text:p text:style-name="P30"><text:span text:style-name="T11">If the gff files already have lines for E4 </text:span><text:span text:style-name="T12">(gene, mrna og CDS, etc..), </text:span><text:span text:style-name="T11">they must be deleted.</text:span></text:p>
      <text:p text:style-name="P30"><text:span text:style-name="T11"/></text:p>
      <text:h text:style-name="P18" text:outline-level="1"><text:span text:style-name="T91">B</text:span><text:span text:style-name="T92">efore first use</text:span></text:h>
      <text:p text:style-name="P57"><text:span text:style-name="T93">I</text:span>nstallation</text:p>
      <text:p text:style-name="P56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56"><text:soft-page-break/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56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58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56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61482098" text:style-name="L3">
        <text:list-item>
          <text:p text:style-name="P21">install.packages("BiocManager")</text:p>
        </text:list-item>
        <text:list-item>
          <text:p text:style-name="P21">install.packages("dplyr")</text:p>
        </text:list-item>
        <text:list-item>
          <text:p text:style-name="P21">BiocManager::install("VariantAnnotation")</text:p>
        </text:list-item>
        <text:list-item>
          <text:p text:style-name="P21">BiocManager::install("GenomicFeatures", force = TRUE)</text:p>
        </text:list-item>
        <text:list-item>
          <text:p text:style-name="P21">BiocManager::install("Repitools")</text:p>
        </text:list-item>
        <text:list-item>
          <text:p text:style-name="P24"><text:span text:style-name="T2">q</text:span><text:span text:style-name="T1">()</text:span></text:p>
        </text:list-item>
      </text:list>
      <text:p text:style-name="P22"/>
      <text:p text:style-name="P23">References</text:p>
      <text:p text:style-name="P69">Put all references in <text:span text:style-name="T90">the </text:span>HPV_subtyping/references <text:span text:style-name="T90">folder.</text:span></text:p>
      <text:p text:style-name="P43">Tips for working in Ubuntu terminal</text:p>
      <text:list xml:id="list3263142524" text:style-name="L5">
        <text:list-item>
          <text:p text:style-name="P25">Open terminal by pressing ctrl+alt+t or right click in a folder window and press ”open in terminal”</text:p>
        </text:list-item>
        <text:list-item>
          <text:p text:style-name="P25">To copy to and from terminal use, <text:span text:style-name="T18">ctrl+shift+</text:span><text:span text:style-name="T89">c og </text:span><text:span text:style-name="T18">ctrl+shift+v</text:span></text:p>
        </text:list-item>
        <text:list-item>
          <text:p text:style-name="P25">To write the last used command again press arrow up</text:p>
        </text:list-item>
        <text:list-item>
          <text:p text:style-name="P25">To erase current written line press ctrl+a, then ctrl+k</text:p>
        </text:list-item>
        <text:list-item>
          <text:p text:style-name="P31"><text:span text:style-name="T13">To abort a run press ctrl+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11T14:27:15.681317329</dc:date>
    <meta:editing-duration>P8DT20H48M51S</meta:editing-duration>
    <meta:editing-cycles>88</meta:editing-cycles>
    <meta:generator>LibreOffice/6.4.7.2$Linux_X86_64 LibreOffice_project/40$Build-2</meta:generator>
    <meta:document-statistic meta:table-count="0" meta:image-count="2" meta:object-count="0" meta:page-count="5" meta:paragraph-count="101" meta:word-count="1738" meta:character-count="11183" meta:non-whitespace-character-count="9521"/>
  </office:meta>
</office:document-meta>
</file>